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77mm"/>
    </style:style>
    <style:style style:name="co4" style:family="table-column">
      <style:table-column-properties fo:break-before="auto" style:column-width="108.2mm"/>
    </style:style>
    <style:style style:name="co5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rotation-angle="90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amen (práctico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01 212672004 CHAVARIN VILLA WILLMAR DAVID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2 212674252 DELGADILLO FLETES DANI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3 215800178 DIAZ BRICE~O EMMANUEL SALVADOR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4 212677669 GALLEGOS RUIZ JOSE DE JESUS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5 215800313 HERNANDEZ RIVERA RAFA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6 215800186 MARTINEZ MACIAS EFRAIN ESAU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7 216280143 RODRIGUEZ NU~EZ MOISES HUMBERTO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8 212456352 VAZQUEZ GARCIA JORGE ALEJANDRO LIEC</text:p>
          </table:table-cell>
          <table:table-cell table:number-columns-repeated="3" office:value-type="string" calcext:value-type="string">
            <text:p>A</text:p>
          </table:table-cell>
        </table:table-row>
      </table:table>
      <table:table table:name="Actividades" table:style-name="ta1">
        <table:table-column table:style-name="co4" table:default-cell-style-name="ce1"/>
        <table:table-column table:style-name="co2" table:visibility="collapse" table:number-columns-repeated="3" table:default-cell-style-name="ce1"/>
        <table:table-column table:style-name="co5" table:visibility="collapse" table:default-cell-style-name="ce1"/>
        <table:table-column table:style-name="co2" table:visibility="collapse" table:number-columns-repeated="6" table:default-cell-style-name="ce1"/>
        <table:table-column table:style-name="co2" table:number-columns-repeated="101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raducción y análisis de la intersección de líneas</text:p>
          </table:table-cell>
          <table:table-cell table:style-name="ce2" office:value-type="string" calcext:value-type="string">
            <text:p>Programa intersección de n lineas v1</text:p>
          </table:table-cell>
          <table:table-cell table:style-name="ce2" office:value-type="string" calcext:value-type="string">
            <text:p>Programa intersección de n lineas v2 (completo)</text:p>
          </table:table-cell>
          <table:table-cell table:style-name="ce2" office:value-type="string" calcext:value-type="string">
            <text:p>Ejercicios 2.5 al 2.9 de la página 42, del libro "COMPUTATIONAL GEOMETRY, ALGORITHMS AND APLICATIONS"</text:p>
          </table:table-cell>
          <table:table-cell table:style-name="ce2" office:value-type="string" calcext:value-type="string">
            <text:p/>
            <text:p>Implementación de una DCEL</text:p>
          </table:table-cell>
          <table:table-cell table:style-name="ce2" office:value-type="string" calcext:value-type="string">
            <text:p>Exposiciones algoritmos operaciones boleanas</text:p>
          </table:table-cell>
          <table:table-cell table:style-name="ce2" office:value-type="string" calcext:value-type="string">
            <text:p>Resumen envolvente convexa</text:p>
          </table:table-cell>
          <table:table-cell table:style-name="ce2" office:value-type="string" calcext:value-type="string">
            <text:p>Euler, y la Triangulación de Deulanay </text:p>
          </table:table-cell>
          <table:table-cell table:style-name="ce2" office:value-type="string" calcext:value-type="string">
            <text:p>Análisis ténicas swep line (linea de barrido)</text:p>
          </table:table-cell>
          <table:table-cell table:style-name="ce2" office:value-type="string" calcext:value-type="string">
            <text:p/>
            <text:p>Análisis algoritmo Jarvis vs Graham</text:p>
          </table:table-cell>
          <table:table-cell office:value-type="string" calcext:value-type="string">
            <text:p>Fórmula de Euler</text:p>
          </table:table-cell>
          <table:table-cell office:value-type="string" calcext:value-type="string">
            <text:p>Geometría de las prueb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 212672004 CHAVARIN VILLA WILLMAR DAVID LIE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 212674252 DELGADILLO FLETES DANIEL LIEC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3 215800178 DIAZ BRICE~O EMMANUEL SALVADOR LIEC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4 212677669 GALLEGOS RUIZ JOSE DE JESUS LIEC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5 215800313 HERNANDEZ RIVERA RAFAEL LIE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6 215800186 MARTINEZ MACIAS EFRAIN ESAU LIEC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7 216280143 RODRIGUEZ NU~EZ MOISES HUMBERTO LIEC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8 212456352 VAZQUEZ GARCIA JORGE ALEJANDRO LIEC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08:08:50.062367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12:21.851605142</meta:creation-date>
    <dc:date>2018-11-21T08:16:38.125263409</dc:date>
    <meta:editing-duration>PT2H27M54S</meta:editing-duration>
    <meta:editing-cycles>28</meta:editing-cycles>
    <meta:generator>LibreOffice/5.1.6.2$Linux_X86_64 LibreOffice_project/10m0$Build-2</meta:generator>
    <meta:document-statistic meta:table-count="3" meta:cell-count="128" meta:object-count="0"/>
  </office:meta>
</office:document-meta>
</file>